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34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applyFilterOnAllergy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ilterTypeData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#/">https://dev-portal.icanbwell.com/#/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/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5" office:value-type="string">
            <text:p>Websit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6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29"/>
        </table:table-row>
        <table:table-row table:style-name="ro3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17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7:08:41</dc:date>
    <meta:creation-date>2014-12-16T16:26:20Z</meta:creation-date>
    <meta:editing-cycles>93</meta:editing-cycles>
    <meta:editing-duration>P1DT12H19M44S</meta:editing-duration>
    <meta:generator>OpenOffice/4.1.3$Unix OpenOffice.org_project/413m1$Build-9783</meta:generator>
    <meta:initial-creator>sakshi juneja</meta:initial-creator>
    <meta:document-statistic meta:table-count="2" meta:cell-count="21" meta:object-count="0"/>
  </office:meta>
</office:document-meta>
</file>